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39cm" fo:break-before="auto" style:use-optimal-row-height="true"/>
    </style:style>
    <style:style style:name="ro5" style:family="table-row">
      <style:table-row-properties style:row-height="0.986cm" fo:break-before="auto" style:use-optimal-row-height="true"/>
    </style:style>
    <style:style style:name="ro6" style:family="table-row">
      <style:table-row-properties style:row-height="0.54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57cm" fo:break-before="auto" style:use-optimal-row-height="fals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59">
      <style:table-cell-properties fo:padding="0.071cm" style:vertical-align="top"/>
    </style:style>
    <style:style style:name="ce5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/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47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2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3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3" office:value-type="string">
            <text:p>C1, C4, C5, C7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4">
            <text:p>4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Mouser">
            <text:p>Mouser</text:p>
          </table:table-cell>
          <table:table-cell table:style-name="ce122" table:formula="of:=IF([.B3]&lt;&gt;&quot;&quot;;MIN([.H3];[.K3];[.N3];[.R3];[.U3]);&quot;&quot;)" office:value-type="currency" office:currency="EUR" office:value="0.007">
            <text:p>0,007 €</text:p>
          </table:table-cell>
          <table:table-cell table:style-name="ce116" table:formula="of:=[.B3]" office:value-type="float" office:value="4">
            <text:p>4</text:p>
          </table:table-cell>
          <table:table-cell table:style-name="ce133" table:formula="of:=[.Z3]*[.AA3]" office:value-type="float" office:value="0.028">
            <text:p>0,028</text:p>
          </table:table-cell>
          <table:table-cell table:number-columns-repeated="996"/>
        </table:table-row>
        <table:table-row table:style-name="ro3">
          <table:table-cell table:style-name="ce3" table:formula="of:=[.A3]+1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n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C10</text:p>
          </table:table-cell>
          <table:table-cell table:style-name="ce17" office:value-type="string">
            <text:p>2896555</text:p>
          </table:table-cell>
          <table:table-cell table:style-name="ce24" office:value-type="string">
            <text:p>VJ0805Y103JXXPW1BC</text:p>
          </table:table-cell>
          <table:table-cell table:style-name="ce46" office:value-type="float" office:value="0.0651">
            <text:p>0,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464-6672</text:p>
          </table:table-cell>
          <table:table-cell table:style-name="ce14" office:value-type="string">
            <text:p>08055C103KAT2A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CC0805KRX7R9103</text:p>
          </table:table-cell>
          <table:table-cell table:style-name="ce46" office:value-type="float" office:value="0.0269">
            <text:p>0,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1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2" table:formula="of:=IF([.B4]&lt;&gt;&quot;&quot;;MIN([.H4];[.K4];[.N4];[.R4];[.U4]);&quot;&quot;)" office:value-type="currency" office:currency="EUR" office:value="0.017">
            <text:p>0,017 €</text:p>
          </table:table-cell>
          <table:table-cell table:style-name="ce116" table:formula="of:=[.B4]" office:value-type="float" office:value="1">
            <text:p>1</text:p>
          </table:table-cell>
          <table:table-cell table:style-name="ce133" table:formula="of:=[.Z4]*[.AA4]" office:value-type="float" office:value="0.017">
            <text:p>0,017</text:p>
          </table:table-cell>
          <table:table-cell table:number-columns-repeated="996"/>
        </table:table-row>
        <table:table-row table:style-name="ro4">
          <table:table-cell table:style-name="ce3" table:formula="of:=[.A4]+1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3" office:value-type="string">
            <text:p>4u7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C2, C9</text:p>
          </table:table-cell>
          <table:table-cell table:style-name="ce13" office:value-type="string">
            <text:p>2112841</text:p>
          </table:table-cell>
          <table:table-cell table:style-name="ce13" office:value-type="string">
            <text:p>EMK212B7475KG-T </text:p>
          </table:table-cell>
          <table:table-cell table:style-name="ce45" office:value-type="float" office:value="0.163">
            <text:p>0,16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90-14466-1-ND</text:p>
          </table:table-cell>
          <table:table-cell table:style-name="ce71" office:value-type="float" office:value="0.114">
            <text:p>0,11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TMK212AB7475MG-T</text:p>
          </table:table-cell>
          <table:table-cell table:style-name="ce71" office:value-type="float" office:value="0.104">
            <text:p>0,10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84-3708</text:p>
          </table:table-cell>
          <table:table-cell table:style-name="ce13" office:value-type="string">
            <text:p>TMK212ABJ475KG-T</text:p>
          </table:table-cell>
          <table:table-cell table:style-name="ce71" office:value-type="float" office:value="0.062">
            <text:p>0,062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0805C475K3RACAUTO</text:p>
          </table:table-cell>
          <table:table-cell table:style-name="ce45" office:value-type="float" office:value="0.242">
            <text:p>0,24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5]&lt;&gt;&quot;&quot;;&quot;&quot;;[.B5])" office:value-type="float" office:value="2">
            <text:p>2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RS">
            <text:p>RS</text:p>
          </table:table-cell>
          <table:table-cell table:style-name="ce122" table:formula="of:=IF([.B5]&lt;&gt;&quot;&quot;;MIN([.H5];[.K5];[.N5];[.R5];[.U5]);&quot;&quot;)" office:value-type="currency" office:currency="EUR" office:value="0.062">
            <text:p>0,062 €</text:p>
          </table:table-cell>
          <table:table-cell table:style-name="ce116" table:formula="of:=[.B5]" office:value-type="float" office:value="2">
            <text:p>2</text:p>
          </table:table-cell>
          <table:table-cell table:style-name="ce133" table:formula="of:=[.Z5]*[.AA5]" office:value-type="float" office:value="0.124">
            <text:p>0,124</text:p>
          </table:table-cell>
          <table:table-cell table:number-columns-repeated="996"/>
        </table:table-row>
        <table:table-row table:style-name="ro5">
          <table:table-cell table:style-name="ce3" table:formula="of:=[.A5]+1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V470P</text:p>
          </table:table-cell>
          <table:table-cell table:style-name="ce24"/>
          <table:table-cell table:style-name="ce17" office:value-type="string">
            <text:p>C3</text:p>
          </table:table-cell>
          <table:table-cell table:style-name="ce17" office:value-type="string">
            <text:p>9695850</text:p>
          </table:table-cell>
          <table:table-cell table:style-name="ce24" office:value-type="string">
            <text:p>EEEFK1V470P</text:p>
          </table:table-cell>
          <table:table-cell table:style-name="ce46" office:value-type="float" office:value="0.344">
            <text:p>0,344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CE3842CT-ND</text:p>
          </table:table-cell>
          <table:table-cell table:style-name="ce72" office:value-type="float" office:value="0.312">
            <text:p>0,31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67-EEE-FK1V470P</text:p>
          </table:table-cell>
          <table:table-cell table:style-name="ce72" office:value-type="float" office:value="0.238">
            <text:p>0,238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537-0657</text:p>
          </table:table-cell>
          <table:table-cell table:style-name="ce14" office:value-type="string">
            <text:p>EEEFK1V470P</text:p>
          </table:table-cell>
          <table:table-cell table:style-name="ce72" office:value-type="float" office:value="0.394">
            <text:p>0,394</text:p>
          </table:table-cell>
          <table:table-cell table:style-name="ce79" office:value-type="float" office:value="5">
            <text:p>5</text:p>
          </table:table-cell>
          <table:table-cell table:style-name="ce96" office:value-type="string">
            <text:p>EEEFK1V470P</text:p>
          </table:table-cell>
          <table:table-cell table:style-name="ce46" office:value-type="float" office:value="0.13">
            <text:p>0,130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6]&lt;&gt;&quot;&quot;;&quot;&quot;;[.B6])" office:value-type="float" office:value="1">
            <text:p>1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13">
            <text:p>0,130 €</text:p>
          </table:table-cell>
          <table:table-cell table:style-name="ce116" table:formula="of:=[.B6]" office:value-type="float" office:value="1">
            <text:p>1</text:p>
          </table:table-cell>
          <table:table-cell table:style-name="ce133" table:formula="of:=[.Z6]*[.AA6]" office:value-type="float" office:value="0.13">
            <text:p>0,13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6]+1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C6</text:p>
          </table:table-cell>
          <table:table-cell table:style-name="ce13" office:value-type="string">
            <text:p>2896566</text:p>
          </table:table-cell>
          <table:table-cell table:style-name="ce13" office:value-type="string">
            <text:p>VJ0805Y105KXXTW1BC</text:p>
          </table:table-cell>
          <table:table-cell table:style-name="ce45" office:value-type="float" office:value="0.084">
            <text:p>0,0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87-1283-1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MKX7R7BB105</text:p>
          </table:table-cell>
          <table:table-cell table:style-name="ce71" office:value-type="float" office:value="0.062">
            <text:p>0,06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51-5770</text:p>
          </table:table-cell>
          <table:table-cell table:style-name="ce13" office:value-type="string">
            <text:p>C0805C105K4RACTU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L21B105KOFNNNE</text:p>
          </table:table-cell>
          <table:table-cell table:style-name="ce45" office:value-type="float" office:value="0.01039">
            <text:p>0,010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1039">
            <text:p>0,010 €</text:p>
          </table:table-cell>
          <table:table-cell table:style-name="ce116" table:formula="of:=[.B7]" office:value-type="float" office:value="1">
            <text:p>1</text:p>
          </table:table-cell>
          <table:table-cell table:style-name="ce133" table:formula="of:=[.Z7]*[.AA7]" office:value-type="float" office:value="0.01039">
            <text:p>0,01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7]+1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u2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C8</text:p>
          </table:table-cell>
          <table:table-cell table:style-name="ce17" office:value-type="string">
            <text:p>1828829</text:p>
          </table:table-cell>
          <table:table-cell table:style-name="ce24" office:value-type="string">
            <text:p>GRM21BR71C225KA12L</text:p>
          </table:table-cell>
          <table:table-cell table:style-name="ce46" office:value-type="float" office:value="0.198">
            <text:p>0,19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2954-1-ND</text:p>
          </table:table-cell>
          <table:table-cell table:style-name="ce72" office:value-type="float" office:value="0.085">
            <text:p>0,08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225M4RECLR</text:p>
          </table:table-cell>
          <table:table-cell table:style-name="ce72" office:value-type="float" office:value="0.078">
            <text:p>0,078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766-1031</text:p>
          </table:table-cell>
          <table:table-cell table:style-name="ce14" office:value-type="string">
            <text:p>CL21B225KAFNNNF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100">
            <text:p>100</text:p>
          </table:table-cell>
          <table:table-cell table:style-name="ce96" office:value-type="string">
            <text:p>CL21B225KOFNNNG</text:p>
          </table:table-cell>
          <table:table-cell table:style-name="ce46" office:value-type="float" office:value="0.0711">
            <text:p>0,07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]&lt;&gt;&quot;&quot;;&quot;&quot;;[.B8])" office:value-type="float" office:value="1">
            <text:p>1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RS">
            <text:p>RS</text:p>
          </table:table-cell>
          <table:table-cell table:style-name="ce122" table:formula="of:=IF([.B8]&lt;&gt;&quot;&quot;;MIN([.H8];[.K8];[.N8];[.R8];[.U8]);&quot;&quot;)" office:value-type="currency" office:currency="EUR" office:value="0.069">
            <text:p>0,069 €</text:p>
          </table:table-cell>
          <table:table-cell table:style-name="ce116" table:formula="of:=[.B8]" office:value-type="float" office:value="1">
            <text:p>1</text:p>
          </table:table-cell>
          <table:table-cell table:style-name="ce133" table:formula="of:=[.Z8]*[.AA8]" office:value-type="float" office:value="0.069">
            <text:p>0,06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6">
          <table:table-cell table:style-name="ce3" table:formula="of:=[.A8]+1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13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3" office:value-type="string">
            <text:p>D1, D2, D3, D4, D5, D6 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5" office:value-type="float" office:value="0.193">
            <text:p>0,19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70-1-ND</text:p>
          </table:table-cell>
          <table:table-cell table:style-name="ce71" office:value-type="float" office:value="0.12">
            <text:p>0,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BAS316-T/R</text:p>
          </table:table-cell>
          <table:table-cell table:style-name="ce71" office:value-type="float" office:value="0.179">
            <text:p>0,17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71" office:value-type="float" office:value="0.122">
            <text:p>0,122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5" office:value-type="float" office:value="0.02645">
            <text:p>0,026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9]&lt;&gt;&quot;&quot;;&quot;&quot;;[.B9])" office:value-type="float" office:value="6">
            <text:p>6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02645">
            <text:p>0,026 €</text:p>
          </table:table-cell>
          <table:table-cell table:style-name="ce116" table:formula="of:=[.B9]" office:value-type="float" office:value="6">
            <text:p>6</text:p>
          </table:table-cell>
          <table:table-cell table:style-name="ce133" table:formula="of:=[.Z9]*[.AA9]" office:value-type="float" office:value="0.1587">
            <text:p>0,15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9]+1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M32F030C6T6 </text:p>
          </table:table-cell>
          <table:table-cell table:style-name="ce24"/>
          <table:table-cell table:style-name="ce17" office:value-type="string">
            <text:p>IC1</text:p>
          </table:table-cell>
          <table:table-cell table:style-name="ce17" office:value-type="string">
            <text:p>2393632</text:p>
          </table:table-cell>
          <table:table-cell table:style-name="ce24" office:value-type="string">
            <text:p>STM32F030C6T6 </text:p>
          </table:table-cell>
          <table:table-cell table:style-name="ce46" office:value-type="float" office:value="1.35">
            <text:p>1,35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TM32F030C6T6TR</text:p>
          </table:table-cell>
          <table:table-cell table:style-name="ce72" office:value-type="float" office:value="1.36">
            <text:p>1,3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STM32F030C6T6</text:p>
          </table:table-cell>
          <table:table-cell table:style-name="ce72" office:value-type="float" office:value="1.36">
            <text:p>1,360</text:p>
          </table:table-cell>
          <table:table-cell table:style-name="ce79" office:value-type="float" office:value="1">
            <text:p>1</text:p>
          </table:table-cell>
          <table:table-cell table:style-name="ce14"/>
          <table:table-cell table:style-name="ce14" office:value-type="string">
            <text:p>STM32F030C6T6TR</text:p>
          </table:table-cell>
          <table:table-cell table:style-name="ce72" office:value-type="float" office:value="0.972">
            <text:p>0,972</text:p>
          </table:table-cell>
          <table:table-cell table:style-name="ce79" office:value-type="float" office:value="5">
            <text:p>5</text:p>
          </table:table-cell>
          <table:table-cell table:style-name="ce96" office:value-type="string">
            <text:p>STM32F030C6T6</text:p>
          </table:table-cell>
          <table:table-cell table:style-name="ce46" office:value-type="float" office:value="0.94">
            <text:p>0,940</text:p>
          </table:table-cell>
          <table:table-cell table:style-name="ce79" office:value-type="float" office:value="4">
            <text:p>4</text:p>
          </table:table-cell>
          <table:table-cell table:style-name="ce105"/>
          <table:table-cell table:style-name="ce79" table:formula="of:=IF([.W10]&lt;&gt;&quot;&quot;;&quot;&quot;;[.B10])" office:value-type="float" office:value="1">
            <text:p>1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94">
            <text:p>0,940 €</text:p>
          </table:table-cell>
          <table:table-cell table:style-name="ce116" table:formula="of:=[.B10]" office:value-type="float" office:value="1">
            <text:p>1</text:p>
          </table:table-cell>
          <table:table-cell table:style-name="ce133" table:formula="of:=[.Z10]*[.AA10]" office:value-type="float" office:value="0.94">
            <text:p>0,940</text:p>
          </table:table-cell>
          <table:table-cell table:number-columns-repeated="996"/>
        </table:table-row>
        <table:table-row table:style-name="ro3">
          <table:table-cell table:style-name="ce3"/>
          <table:table-cell/>
          <table:table-cell table:style-name="ce13" office:value-type="string">
            <text:p>Option: STM32F031C4T6 </text:p>
          </table:table-cell>
          <table:table-cell table:style-name="ce23"/>
          <table:table-cell table:style-name="ce13"/>
          <table:table-cell table:style-name="ce13" office:value-type="string">
            <text:p>2849912 </text:p>
          </table:table-cell>
          <table:table-cell table:style-name="ce13" office:value-type="string">
            <text:p>STM32F031C4T6 </text:p>
          </table:table-cell>
          <table:table-cell table:style-name="ce45" office:value-type="float" office:value="2.51">
            <text:p>2,5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13617-ND</text:p>
          </table:table-cell>
          <table:table-cell table:style-name="ce71" office:value-type="float" office:value="2.2">
            <text:p>2,200</text:p>
          </table:table-cell>
          <table:table-cell table:style-name="ce78"/>
          <table:table-cell table:style-name="ce63" office:value-type="string">
            <text:p>STM32F031C4T6 </text:p>
          </table:table-cell>
          <table:table-cell table:style-name="ce71" office:value-type="float" office:value="2.11">
            <text:p>2,1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92-1080</text:p>
          </table:table-cell>
          <table:table-cell table:style-name="ce13" office:value-type="string">
            <text:p>STM32F031C4T6</text:p>
          </table:table-cell>
          <table:table-cell table:style-name="ce71" office:value-type="float" office:value="2.152">
            <text:p>2,152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STM32F031C4T6</text:p>
          </table:table-cell>
          <table:table-cell table:style-name="ce45" office:value-type="float" office:value="2.05">
            <text:p>2,0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3">
          <table:table-cell table:style-name="ce3" table:formula="of:=[.A10]+1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4HC1G126GW.125</text:p>
          </table:table-cell>
          <table:table-cell table:style-name="ce24" office:value-type="string">
            <text:p>TSSOP-5</text:p>
          </table:table-cell>
          <table:table-cell table:style-name="ce17" office:value-type="string">
            <text:p>IC2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1727-6037-1-ND </text:p>
          </table:table-cell>
          <table:table-cell table:style-name="ce72" office:value-type="float" office:value="0.36">
            <text:p>0,3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HC1G126GW125</text:p>
          </table:table-cell>
          <table:table-cell table:style-name="ce72" office:value-type="float" office:value="0.369">
            <text:p>0,369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813-9282</text:p>
          </table:table-cell>
          <table:table-cell table:style-name="ce14" office:value-type="string">
            <text:p>74HC1G126GW,125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100">
            <text:p>100</text:p>
          </table:table-cell>
          <table:table-cell table:style-name="ce96" office:value-type="string">
            <text:p>74HC1G126GW.125</text:p>
          </table:table-cell>
          <table:table-cell table:style-name="ce46" office:value-type="float" office:value="0.062">
            <text:p>0,062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2]&lt;&gt;&quot;&quot;;&quot;&quot;;[.B12])" office:value-type="float" office:value="1">
            <text:p>1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RS">
            <text:p>RS</text:p>
          </table:table-cell>
          <table:table-cell table:style-name="ce122" table:formula="of:=IF([.B12]&lt;&gt;&quot;&quot;;MIN([.H12];[.K12];[.N12];[.R12];[.U12]);&quot;&quot;)" office:value-type="currency" office:currency="EUR" office:value="0.024">
            <text:p>0,024 €</text:p>
          </table:table-cell>
          <table:table-cell table:style-name="ce116" table:formula="of:=[.B12]" office:value-type="float" office:value="1">
            <text:p>1</text:p>
          </table:table-cell>
          <table:table-cell table:style-name="ce133" table:formula="of:=[.Z12]*[.AA12]" office:value-type="float" office:value="0.024">
            <text:p>0,024</text:p>
          </table:table-cell>
          <table:table-cell table:number-columns-repeated="996"/>
        </table:table-row>
        <table:table-row table:style-name="ro5">
          <table:table-cell table:style-name="ce3" table:formula="of:=[.A12]+1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3" office:value-type="string">
            <text:p>M24C32-WMN6P</text:p>
          </table:table-cell>
          <table:table-cell table:style-name="ce23" office:value-type="string">
            <text:p>SOIC-8</text:p>
          </table:table-cell>
          <table:table-cell table:style-name="ce13" office:value-type="string">
            <text:p>IC3</text:p>
          </table:table-cell>
          <table:table-cell table:style-name="ce13" office:value-type="string">
            <text:p>1224413</text:p>
          </table:table-cell>
          <table:table-cell table:style-name="ce13" office:value-type="string">
            <text:p>M24C32-WMN6P</text:p>
          </table:table-cell>
          <table:table-cell table:style-name="ce45" office:value-type="float" office:value="0.212">
            <text:p>0,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511-M24C32-WMN6P</text:p>
          </table:table-cell>
          <table:table-cell table:style-name="ce71" office:value-type="float" office:value="0.21">
            <text:p>0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13" office:value-type="string">
            <text:p>M24C32-WMN6P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M24C32-WMN6P</text:p>
          </table:table-cell>
          <table:table-cell table:style-name="ce45" office:value-type="float" office:value="0.165">
            <text:p>0,165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13]&lt;&gt;&quot;&quot;;&quot;&quot;;[.B13])" office:value-type="float" office:value="1">
            <text:p>1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165">
            <text:p>0,165 €</text:p>
          </table:table-cell>
          <table:table-cell table:style-name="ce116" table:formula="of:=[.B13]" office:value-type="float" office:value="1">
            <text:p>1</text:p>
          </table:table-cell>
          <table:table-cell table:style-name="ce133" table:formula="of:=[.Z13]*[.AA13]" office:value-type="float" office:value="0.165">
            <text:p>0,165</text:p>
          </table:table-cell>
          <table:table-cell table:number-columns-repeated="996"/>
        </table:table-row>
        <table:table-row table:style-name="ro5">
          <table:table-cell table:style-name="ce3" table:formula="of:=[.A13]+1" office:value-type="float" office:value="11">
            <text:p>1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P2985-33DBVR</text:p>
            <text:p/>
          </table:table-cell>
          <table:table-cell table:style-name="ce24" office:value-type="string">
            <text:p>SOT-23-5</text:p>
          </table:table-cell>
          <table:table-cell table:style-name="ce17" office:value-type="string">
            <text:p>IC4</text:p>
          </table:table-cell>
          <table:table-cell table:style-name="ce17" office:value-type="string">
            <text:p>1053660</text:p>
          </table:table-cell>
          <table:table-cell table:style-name="ce24" office:value-type="string">
            <text:p>LP2985A-33DBVTE4 .</text:p>
          </table:table-cell>
          <table:table-cell table:style-name="ce46" office:value-type="float" office:value="0.61">
            <text:p>0,6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18476-1-ND</text:p>
          </table:table-cell>
          <table:table-cell table:style-name="ce72" office:value-type="float" office:value="0.54">
            <text:p>0,5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LP2985-33DBVR</text:p>
          </table:table-cell>
          <table:table-cell table:style-name="ce72" office:value-type="float" office:value="0.507">
            <text:p>0,507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660-6733</text:p>
          </table:table-cell>
          <table:table-cell table:style-name="ce14" office:value-type="string">
            <text:p>LP2985-33DBVT</text:p>
          </table:table-cell>
          <table:table-cell table:style-name="ce72" office:value-type="float" office:value="0.737">
            <text:p>0,737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LP2985-33DBVR</text:p>
          </table:table-cell>
          <table:table-cell table:style-name="ce46" office:value-type="float" office:value="0.36159">
            <text:p>0,362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14]&lt;&gt;&quot;&quot;;&quot;&quot;;[.B14])" office:value-type="float" office:value="1">
            <text:p>1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36159">
            <text:p>0,362 €</text:p>
          </table:table-cell>
          <table:table-cell table:style-name="ce116" table:formula="of:=[.B14]" office:value-type="float" office:value="1">
            <text:p>1</text:p>
          </table:table-cell>
          <table:table-cell table:style-name="ce133" table:formula="of:=[.Z14]*[.AA14]" office:value-type="float" office:value="0.36159">
            <text:p>0,362</text:p>
          </table:table-cell>
          <table:table-cell table:number-columns-repeated="996"/>
        </table:table-row>
        <table:table-row table:style-name="ro6">
          <table:table-cell table:style-name="ce3" table:formula="of:=[.A14]+1" office:value-type="float" office:value="12">
            <text:p>12</text:p>
          </table:table-cell>
          <table:table-cell office:value-type="float" office:value="6">
            <text:p>6</text:p>
          </table:table-cell>
          <table:table-cell table:style-name="ce13" office:value-type="string">
            <text:p>RT424005</text:p>
          </table:table-cell>
          <table:table-cell table:style-name="ce23" office:value-type="string">
            <text:p><text:span text:style-name="T1">THT</text:span>; 8A relay</text:p>
          </table:table-cell>
          <table:table-cell table:style-name="ce13" office:value-type="string">
            <text:p>K1, K2, K3, K4, K5, K6 </text:p>
          </table:table-cell>
          <table:table-cell table:style-name="ce13" office:value-type="string">
            <text:p>1629052</text:p>
          </table:table-cell>
          <table:table-cell table:style-name="ce13" office:value-type="string">
            <text:p>RT424005</text:p>
          </table:table-cell>
          <table:table-cell table:style-name="ce45" office:value-type="float" office:value="2.64">
            <text:p>2,6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B1998-ND</text:p>
          </table:table-cell>
          <table:table-cell table:style-name="ce71" office:value-type="float" office:value="3.62">
            <text:p>3,6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5-RT424005 </text:p>
          </table:table-cell>
          <table:table-cell table:style-name="ce71" office:value-type="float" office:value="2.82">
            <text:p>2,8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RT424005</text:p>
          </table:table-cell>
          <table:table-cell table:style-name="ce45" office:value-type="float" office:value="1.15">
            <text:p>1,150</text:p>
          </table:table-cell>
          <table:table-cell table:style-name="ce78" office:value-type="float" office:value="5">
            <text:p>5</text:p>
          </table:table-cell>
          <table:table-cell table:style-name="ce104" table:formula="of:=[.B15]" office:value-type="float" office:value="6">
            <text:p>6</text:p>
          </table:table-cell>
          <table:table-cell table:style-name="ce78" table:formula="of:=IF([.W15]&lt;&gt;&quot;&quot;;&quot;&quot;;[.B15])">
            <text:p/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1.15">
            <text:p>1,150 €</text:p>
          </table:table-cell>
          <table:table-cell table:style-name="ce116" table:formula="of:=[.B15]" office:value-type="float" office:value="6">
            <text:p>6</text:p>
          </table:table-cell>
          <table:table-cell table:style-name="ce133" table:formula="of:=[.Z15]*[.AA15]" office:value-type="float" office:value="6.9">
            <text:p>6,900</text:p>
          </table:table-cell>
          <table:table-cell table:number-columns-repeated="996"/>
        </table:table-row>
        <table:table-row table:style-name="ro5">
          <table:table-cell table:style-name="ce3" table:formula="of:=[.A15]+1" office:value-type="float" office:value="13">
            <text:p>13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2N7002</text:p>
          </table:table-cell>
          <table:table-cell table:style-name="ce24" office:value-type="string">
            <text:p>SOT-23</text:p>
          </table:table-cell>
          <table:table-cell table:style-name="ce17" office:value-type="string">
            <text:p>Q1, Q2, Q3, Q4, Q5, Q6 </text:p>
          </table:table-cell>
          <table:table-cell table:style-name="ce17" office:value-type="string">
            <text:p>1713825</text:p>
          </table:table-cell>
          <table:table-cell table:style-name="ce24" office:value-type="string">
            <text:p>2N7002K-7 </text:p>
          </table:table-cell>
          <table:table-cell table:style-name="ce46" office:value-type="float" office:value="0.148">
            <text:p>0,1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T2N7002AKLMCT-ND</text:p>
          </table:table-cell>
          <table:table-cell table:style-name="ce72" office:value-type="float" office:value="0.126">
            <text:p>0,12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7-T2N7002AKLM</text:p>
          </table:table-cell>
          <table:table-cell table:style-name="ce72" office:value-type="float" office:value="0.113">
            <text:p>0,11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671-0312</text:p>
          </table:table-cell>
          <table:table-cell table:style-name="ce14" office:value-type="string">
            <text:p>2N7002</text:p>
          </table:table-cell>
          <table:table-cell table:style-name="ce72" office:value-type="float" office:value="1.25">
            <text:p>1,250</text:p>
          </table:table-cell>
          <table:table-cell table:style-name="ce79" office:value-type="float" office:value="20">
            <text:p>20</text:p>
          </table:table-cell>
          <table:table-cell table:style-name="ce96" office:value-type="string">
            <text:p>2N7002LT1G</text:p>
          </table:table-cell>
          <table:table-cell table:style-name="ce46" office:value-type="float" office:value="0.0192">
            <text:p>0,019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6]&lt;&gt;&quot;&quot;;&quot;&quot;;[.B16])" office:value-type="float" office:value="6">
            <text:p>6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0192">
            <text:p>0,019 €</text:p>
          </table:table-cell>
          <table:table-cell table:style-name="ce116" table:formula="of:=[.B16]" office:value-type="float" office:value="6">
            <text:p>6</text:p>
          </table:table-cell>
          <table:table-cell table:style-name="ce133" table:formula="of:=[.Z16]*[.AA16]" office:value-type="float" office:value="0.1152">
            <text:p>0,115</text:p>
          </table:table-cell>
          <table:table-cell table:number-columns-repeated="996"/>
        </table:table-row>
        <table:table-row table:style-name="ro5">
          <table:table-cell table:style-name="ce3" table:formula="of:=[.A16]+1"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ce13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5" office:value-type="float" office:value="0.0217">
            <text:p>0,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1" office:value-type="float" office:value="0.002">
            <text:p>0,002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1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RS">
            <text:p>RS</text:p>
          </table:table-cell>
          <table:table-cell table:style-name="ce122" table:formula="of:=IF([.B17]&lt;&gt;&quot;&quot;;MIN([.H17];[.K17];[.N17];[.R17];[.U17]);&quot;&quot;)" office:value-type="currency" office:currency="EUR" office:value="0.002">
            <text:p>0,002 €</text:p>
          </table:table-cell>
          <table:table-cell table:style-name="ce116" table:formula="of:=[.B17]" office:value-type="float" office:value="1">
            <text:p>1</text:p>
          </table:table-cell>
          <table:table-cell table:style-name="ce133" table:formula="of:=[.Z17]*[.AA17]" office:value-type="float" office:value="0.002">
            <text:p>0,002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7]+1" office:value-type="float" office:value="15">
            <text:p>15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00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2, R3, R4, R5, R6, R7 </text:p>
          </table:table-cell>
          <table:table-cell table:style-name="ce17" office:value-type="string">
            <text:p>2447551</text:p>
          </table:table-cell>
          <table:table-cell table:style-name="ce24" office:value-type="string">
            <text:p>MCWR08X1003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100KCT-ND 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00KFKEAC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691</text:p>
          </table:table-cell>
          <table:table-cell table:style-name="ce14" office:value-type="string">
            <text:p>CRG0805F100K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0805S8F1003T5E</text:p>
          </table:table-cell>
          <table:table-cell table:style-name="ce46" office:value-type="float" office:value="0.0145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8]&lt;&gt;&quot;&quot;;&quot;&quot;;[.B18])" office:value-type="float" office:value="6">
            <text:p>6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2" table:formula="of:=IF([.B18]&lt;&gt;&quot;&quot;;MIN([.H18];[.K18];[.N18];[.R18];[.U18]);&quot;&quot;)" office:value-type="currency" office:currency="EUR" office:value="0.0097">
            <text:p>0,010 €</text:p>
          </table:table-cell>
          <table:table-cell table:style-name="ce116" table:formula="of:=[.B18]" office:value-type="float" office:value="6">
            <text:p>6</text:p>
          </table:table-cell>
          <table:table-cell table:style-name="ce133" table:formula="of:=[.Z18]*[.AA18]" office:value-type="float" office:value="0.0582">
            <text:p>0,05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18]+1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13" office:value-type="string">
            <text:p>DR1206-33R-4/8</text:p>
          </table:table-cell>
          <table:table-cell table:style-name="ce23" office:value-type="string">
            <text:p>1206 resistor array</text:p>
          </table:table-cell>
          <table:table-cell table:style-name="ce13" office:value-type="string">
            <text:p>RN1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5" office:value-type="float" office:value="0.0688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4D03WGJ0330T</text:p>
          </table:table-cell>
          <table:table-cell table:style-name="ce45" office:value-type="float" office:value="0.00885">
            <text:p>0,00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9]&lt;&gt;&quot;&quot;;&quot;&quot;;[.B19])" office:value-type="float" office:value="1">
            <text:p>1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RS">
            <text:p>RS</text:p>
          </table:table-cell>
          <table:table-cell table:style-name="ce122" table:formula="of:=IF([.B19]&lt;&gt;&quot;&quot;;MIN([.H19];[.K19];[.N19];[.R19];[.U19]);&quot;&quot;)" office:value-type="currency" office:currency="EUR" office:value="0.004">
            <text:p>0,004 €</text:p>
          </table:table-cell>
          <table:table-cell table:style-name="ce116" table:formula="of:=[.B19]" office:value-type="float" office:value="1">
            <text:p>1</text:p>
          </table:table-cell>
          <table:table-cell table:style-name="ce133" table:formula="of:=[.Z19]*[.AA19]" office:value-type="float" office:value="0.004">
            <text:p>0,00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19]+1"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R1206-10K-4/8 </text:p>
          </table:table-cell>
          <table:table-cell table:style-name="ce24" office:value-type="string">
            <text:p>1206 resistor array</text:p>
          </table:table-cell>
          <table:table-cell table:style-name="ce17" office:value-type="string">
            <text:p>RN2</text:p>
          </table:table-cell>
          <table:table-cell table:style-name="ce17" office:value-type="string">
            <text:p>1770137</text:p>
          </table:table-cell>
          <table:table-cell table:style-name="ce24" office:value-type="string">
            <text:p>CAY16-103J4LF </text:p>
          </table:table-cell>
          <table:table-cell table:style-name="ce46" office:value-type="float" office:value="0.0314">
            <text:p>0,03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CAY16-103J4LFCT-ND </text:p>
          </table:table-cell>
          <table:table-cell table:style-name="ce72" office:value-type="float" office:value="0.058">
            <text:p>0,05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AY16-103J4LF</text:p>
          </table:table-cell>
          <table:table-cell table:style-name="ce72" office:value-type="float" office:value="0.021">
            <text:p>0,021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522-5585</text:p>
          </table:table-cell>
          <table:table-cell table:style-name="ce14" office:value-type="string">
            <text:p>CAY16-103J4LF</text:p>
          </table:table-cell>
          <table:table-cell table:style-name="ce72" office:value-type="float" office:value="0.012">
            <text:p>0,012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4D03WGJ0103T</text:p>
          </table:table-cell>
          <table:table-cell table:style-name="ce46" office:value-type="float" office:value="0.0105">
            <text:p>0,01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1">
            <text:p>1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0105">
            <text:p>0,011 €</text:p>
          </table:table-cell>
          <table:table-cell table:style-name="ce116" table:formula="of:=[.B20]" office:value-type="float" office:value="1">
            <text:p>1</text:p>
          </table:table-cell>
          <table:table-cell table:style-name="ce133" table:formula="of:=[.Z20]*[.AA20]" office:value-type="float" office:value="0.0105">
            <text:p>0,011</text:p>
          </table:table-cell>
          <table:table-cell table:number-columns-repeated="996"/>
        </table:table-row>
        <table:table-row table:style-name="ro4">
          <table:table-cell table:style-name="ce3" table:formula="of:=[.A20]+1" office:value-type="float" office:value="18">
            <text:p>18</text:p>
          </table:table-cell>
          <table:table-cell office:value-type="float" office:value="10">
            <text:p>10</text:p>
          </table:table-cell>
          <table:table-cell table:style-name="ce13" office:value-type="string">
            <text:p>ERZE11A431 </text:p>
          </table:table-cell>
          <table:table-cell table:style-name="ce23" office:value-type="string">
            <text:p><text:span text:style-name="T1">THT</text:span>, varistor, Ø13mm</text:p>
          </table:table-cell>
          <table:table-cell table:style-name="ce13" office:value-type="string">
            <text:p>VAR1, VAR2, VAR3, VAR4, VAR5, VAR6, VAR7, VAR8, VAR9, VAR10 </text:p>
          </table:table-cell>
          <table:table-cell table:style-name="ce13" office:value-type="string">
            <text:p>2291831</text:p>
          </table:table-cell>
          <table:table-cell table:style-name="ce13" office:value-type="string">
            <text:p>ERZE11A431</text:p>
          </table:table-cell>
          <table:table-cell table:style-name="ce45" office:value-type="float" office:value="0.459">
            <text:p>0,45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16688-ND</text:p>
          </table:table-cell>
          <table:table-cell table:style-name="ce71" office:value-type="float" office:value="0.386">
            <text:p>0,38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67-ERZ-E11A431</text:p>
          </table:table-cell>
          <table:table-cell table:style-name="ce71" office:value-type="float" office:value="0.324">
            <text:p>0,32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85-8904 </text:p>
          </table:table-cell>
          <table:table-cell table:style-name="ce13" office:value-type="string">
            <text:p>ERZE11A431</text:p>
          </table:table-cell>
          <table:table-cell table:style-name="ce71" office:value-type="float" office:value="0.265">
            <text:p>0,265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V275LA20AP</text:p>
          </table:table-cell>
          <table:table-cell table:style-name="ce45" office:value-type="float" office:value="0.18">
            <text:p>0,180</text:p>
          </table:table-cell>
          <table:table-cell table:style-name="ce78" office:value-type="float" office:value="5">
            <text:p>5</text:p>
          </table:table-cell>
          <table:table-cell table:style-name="ce104" table:formula="of:=[.B21]" office:value-type="float" office:value="10">
            <text:p>10</text:p>
          </table:table-cell>
          <table:table-cell table:style-name="ce78" table:formula="of:=IF([.W21]&lt;&gt;&quot;&quot;;&quot;&quot;;[.B21])">
            <text:p/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18">
            <text:p>0,180 €</text:p>
          </table:table-cell>
          <table:table-cell table:style-name="ce116" table:formula="of:=[.B21]" office:value-type="float" office:value="10">
            <text:p>10</text:p>
          </table:table-cell>
          <table:table-cell table:style-name="ce133" table:formula="of:=[.Z21]*[.AA21]" office:value-type="float" office:value="1.8">
            <text:p>1,800</text:p>
          </table:table-cell>
          <table:table-cell table:number-columns-repeated="996"/>
        </table:table-row>
        <table:table-row table:style-name="ro5">
          <table:table-cell table:style-name="ce3" table:formula="of:=[.A21]+1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4" office:value-type="string">
            <text:p><text:span text:style-name="T1">THT</text:span>, 28-pin 0.1" header right angled</text:p>
          </table:table-cell>
          <table:table-cell table:style-name="ce17" office:value-type="string">
            <text:p>X2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S2111EC-14-ND</text:p>
          </table:table-cell>
          <table:table-cell table:style-name="ce72" office:value-type="float" office:value="1.03">
            <text:p>1,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77317-104-28LF</text:p>
          </table:table-cell>
          <table:table-cell table:style-name="ce72" office:value-type="float" office:value="1.54">
            <text:p>1,54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>
            <text:p>-</text:p>
          </table:table-cell>
          <table:table-cell table:style-name="ce46"/>
          <table:table-cell table:style-name="ce79"/>
          <table:table-cell table:style-name="ce105" table:formula="of:=[.B22]" office:value-type="float" office:value="1">
            <text:p>1</text:p>
          </table:table-cell>
          <table:table-cell table:style-name="ce79" table:formula="of:=IF([.W22]&lt;&gt;&quot;&quot;;&quot;&quot;;[.B22])">
            <text:p/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Digikey">
            <text:p>Digikey</text:p>
          </table:table-cell>
          <table:table-cell table:style-name="ce122" table:formula="of:=IF([.B22]&lt;&gt;&quot;&quot;;MIN([.H22];[.K22];[.N22];[.R22];[.U22]);&quot;&quot;)" office:value-type="currency" office:currency="EUR" office:value="1.03">
            <text:p>1,030 €</text:p>
          </table:table-cell>
          <table:table-cell table:style-name="ce116" table:formula="of:=[.B22]" office:value-type="float" office:value="1">
            <text:p>1</text:p>
          </table:table-cell>
          <table:table-cell table:style-name="ce133" table:formula="of:=[.Z22]*[.AA22]" office:value-type="float" office:value="1.03">
            <text:p>1,030</text:p>
          </table:table-cell>
          <table:table-cell table:number-columns-repeated="996"/>
        </table:table-row>
        <table:table-row table:style-name="ro4">
          <table:table-cell table:style-name="ce3" table:formula="of:=[.A22]+1"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13" office:value-type="string">
            <text:p>691327310016 </text:p>
          </table:table-cell>
          <table:table-cell table:style-name="ce23" office:value-type="string">
            <text:p><text:span text:style-name="T1">THT</text:span>, 16-pin 3.81mm terminal block header, male pins</text:p>
          </table:table-cell>
          <table:table-cell table:style-name="ce13" office:value-type="string">
            <text:p>X3, X4</text:p>
          </table:table-cell>
          <table:table-cell table:style-name="ce13" office:value-type="string">
            <text:p>1793077</text:p>
          </table:table-cell>
          <table:table-cell table:style-name="ce13" office:value-type="string">
            <text:p>MCD 1,5/ 8-G1-3,81</text:p>
          </table:table-cell>
          <table:table-cell table:style-name="ce45" office:value-type="float" office:value="5.77">
            <text:p>5,77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732-691327310016-ND</text:p>
          </table:table-cell>
          <table:table-cell table:style-name="ce71" office:value-type="float" office:value="7.81">
            <text:p>7,8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1-1843130</text:p>
          </table:table-cell>
          <table:table-cell table:style-name="ce71" office:value-type="float" office:value="9.27">
            <text:p>9,2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91-1724</text:p>
          </table:table-cell>
          <table:table-cell table:style-name="ce13" office:value-type="string">
            <text:p>691327310016</text:p>
          </table:table-cell>
          <table:table-cell table:style-name="ce71" office:value-type="float" office:value="7.9">
            <text:p>7,90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23]" office:value-type="float" office:value="2">
            <text:p>2</text:p>
          </table:table-cell>
          <table:table-cell table:style-name="ce78" table:formula="of:=IF([.W23]&lt;&gt;&quot;&quot;;&quot;&quot;;[.B23])">
            <text:p/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Farnell">
            <text:p>Farnell</text:p>
          </table:table-cell>
          <table:table-cell table:style-name="ce122" table:formula="of:=IF([.B23]&lt;&gt;&quot;&quot;;MIN([.H23];[.K23];[.N23];[.R23];[.U23]);&quot;&quot;)" office:value-type="currency" office:currency="EUR" office:value="5.77">
            <text:p>5,770 €</text:p>
          </table:table-cell>
          <table:table-cell table:style-name="ce116" table:formula="of:=[.B23]" office:value-type="float" office:value="2">
            <text:p>2</text:p>
          </table:table-cell>
          <table:table-cell table:style-name="ce133" table:formula="of:=[.Z23]*[.AA23]" office:value-type="float" office:value="11.54">
            <text:p>11,540</text:p>
          </table:table-cell>
          <table:table-cell table:number-columns-repeated="996"/>
        </table:table-row>
        <table:table-row table:style-name="ro5">
          <table:table-cell table:style-name="ce3" table:formula="of:=[.A23]+1" office:value-type="float" office:value="21">
            <text:p>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M3Z18VT1G</text:p>
          </table:table-cell>
          <table:table-cell table:style-name="ce24" office:value-type="string">
            <text:p>SOD-323</text:p>
          </table:table-cell>
          <table:table-cell table:style-name="ce17" office:value-type="string">
            <text:p>ZD1</text:p>
          </table:table-cell>
          <table:table-cell table:style-name="ce17" office:value-type="string">
            <text:p>1431193</text:p>
          </table:table-cell>
          <table:table-cell table:style-name="ce24" office:value-type="string">
            <text:p>MM3Z18VT1G</text:p>
          </table:table-cell>
          <table:table-cell table:style-name="ce46" office:value-type="float" office:value="0.109">
            <text:p>0,1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MM3Z18VT1GOSCT-ND</text:p>
          </table:table-cell>
          <table:table-cell table:style-name="ce72" office:value-type="float" office:value="0.103">
            <text:p>0,10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63-MM3Z18VT1G</text:p>
          </table:table-cell>
          <table:table-cell table:style-name="ce72" office:value-type="float" office:value="0.108">
            <text:p>0,108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802-4574</text:p>
          </table:table-cell>
          <table:table-cell table:style-name="ce14" office:value-type="string">
            <text:p>MM3Z18VT1G</text:p>
          </table:table-cell>
          <table:table-cell table:style-name="ce72" office:value-type="float" office:value="0.038">
            <text:p>0,038</text:p>
          </table:table-cell>
          <table:table-cell table:style-name="ce79" office:value-type="float" office:value="200">
            <text:p>200</text:p>
          </table:table-cell>
          <table:table-cell table:style-name="ce96" office:value-type="string">
            <text:p>MM3Z18VT1G</text:p>
          </table:table-cell>
          <table:table-cell table:style-name="ce46" office:value-type="float" office:value="0.0252">
            <text:p>0,025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24]&lt;&gt;&quot;&quot;;&quot;&quot;;[.B24])" office:value-type="float" office:value="1">
            <text:p>1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2" table:formula="of:=IF([.B24]&lt;&gt;&quot;&quot;;MIN([.H24];[.K24];[.N24];[.R24];[.U24]);&quot;&quot;)" office:value-type="currency" office:currency="EUR" office:value="0.0252">
            <text:p>0,025 €</text:p>
          </table:table-cell>
          <table:table-cell table:style-name="ce116" table:formula="of:=[.B24]" office:value-type="float" office:value="1">
            <text:p>1</text:p>
          </table:table-cell>
          <table:table-cell table:style-name="ce133" table:formula="of:=[.Z24]*[.AA24]" office:value-type="float" office:value="0.0252">
            <text:p>0,025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Default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 table:formula="of:=SUM([.W3:.W23])" office:value-type="float" office:value="19">
            <text:p>19</text:p>
          </table:table-cell>
          <table:table-cell table:style-name="ce110" table:formula="of:=SUM([.X3:.X23])" office:value-type="float" office:value="35">
            <text:p>35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24])" office:value-type="currency" office:currency="EUR" office:value="23.51278">
            <text:p>23,51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8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3"/>
          <table:table-cell table:style-name="ce13" office:value-type="string">
            <text:p>X1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 table:formula="of:=IF([.W28]&lt;&gt;&quot;&quot;;&quot;&quot;;[.B28])" office:value-type="float" office:value="1">
            <text:p>1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Farnell">
            <text:p>Farnell</text:p>
          </table:table-cell>
          <table:table-cell table:style-name="ce122" table:formula="of:=IF([.B28]&lt;&gt;&quot;&quot;;MIN([.H28];[.K28];[.N28];[.R28];[.U28]);&quot;&quot;)" office:value-type="currency" office:currency="EUR" office:value="0">
            <text:p>0,000 €</text:p>
          </table:table-cell>
          <table:table-cell table:style-name="ce116" table:formula="of:=[.B28]" office:value-type="float" office:value="1">
            <text:p>1</text:p>
          </table:table-cell>
          <table:table-cell table:style-name="ce133" table:formula="of:=[.Z28]*[.AA28]" office:value-type="float" office:value="0">
            <text:p>0,000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9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9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MB-1</text:p>
          </table:table-cell>
          <table:table-cell table:style-name="ce23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PMB-1</text:p>
          </table:table-cell>
          <table:table-cell table:style-name="ce45" office:value-type="float" office:value="0.0723">
            <text:p>0,07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0.0723">
            <text:p>0,072 €</text:p>
          </table:table-cell>
          <table:table-cell table:style-name="ce116" table:formula="of:=[.B31]" office:value-type="float" office:value="2">
            <text:p>2</text:p>
          </table:table-cell>
          <table:table-cell table:style-name="ce133" table:formula="of:=[.Z31]*[.AA31]" office:value-type="float" office:value="0.1446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4">
            <text:p>4</text:p>
          </table:table-cell>
          <table:table-cell table:style-name="ce17" office:value-type="string">
            <text:p>TJ0831530000G </text:p>
          </table:table-cell>
          <table:table-cell table:style-name="ce17" office:value-type="string">
            <text:p>8-pin 3.81mm pluggable terminal block</text:p>
          </table:table-cell>
          <table:table-cell table:style-name="ce36"/>
          <table:table-cell table:style-name="ce17" office:value-type="string">
            <text:p>2579776</text:p>
          </table:table-cell>
          <table:table-cell table:style-name="ce24" office:value-type="string">
            <text:p>EBK-08-B</text:p>
          </table:table-cell>
          <table:table-cell table:style-name="ce46" office:value-type="float" office:value="2.4">
            <text:p>2,40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609-3803-ND</text:p>
          </table:table-cell>
          <table:table-cell table:style-name="ce72" office:value-type="float" office:value="1.76">
            <text:p>1,7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220004-D081B01LF </text:p>
          </table:table-cell>
          <table:table-cell table:style-name="ce72" office:value-type="float" office:value="1.53">
            <text:p>1,53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>
            <text:p>15EDGK-3.81-08P-14-00A(H)</text:p>
          </table:table-cell>
          <table:table-cell table:style-name="ce46" office:value-type="float" office:value="1.43">
            <text:p>1,43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2" table:formula="of:=IF([.B32]&lt;&gt;&quot;&quot;;MIN([.H32];[.K32];[.N32];[.R32];[.U32]);&quot;&quot;)" office:value-type="currency" office:currency="EUR" office:value="1.43">
            <text:p>1,430 €</text:p>
          </table:table-cell>
          <table:table-cell table:style-name="ce116" table:formula="of:=[.B32]" office:value-type="float" office:value="4">
            <text:p>4</text:p>
          </table:table-cell>
          <table:table-cell table:style-name="ce133" table:formula="of:=[.Z32]*[.AA32]" office:value-type="float" office:value="5.72">
            <text:p>5,720</text:p>
          </table:table-cell>
          <table:table-cell table:number-columns-repeated="996"/>
        </table:table-row>
        <table:table-row table:style-name="ro6">
          <table:table-cell table:style-name="ce3"/>
          <table:table-cell/>
          <table:table-cell table:style-name="ce13"/>
          <table:table-cell table:style-name="ce23"/>
          <table:table-cell table:style-name="ce37"/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31:.AB33])" office:value-type="currency" office:currency="EUR" office:value="5.8646">
            <text:p>5,86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46 x 95 mm</text:p>
          </table:table-cell>
          <table:table-cell table:style-name="ce23"/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2"/>
          <table:covered-table-cell table:style-name="ce41"/>
          <table:covered-table-cell table:style-name="ce5"/>
          <table:covered-table-cell table:number-columns-repeated="3" table:style-name="ce92"/>
          <table:table-cell table:style-name="ce116" office:value-type="string">
            <text:p>JLCPCB</text:p>
          </table:table-cell>
          <table:table-cell table:style-name="ce122" table:formula="of:=31.22/5" office:value-type="currency" office:currency="EUR" office:value="6.244">
            <text:p>6,244 €</text:p>
          </table:table-cell>
          <table:table-cell table:style-name="ce116" office:value-type="float" office:value="1">
            <text:p>1</text:p>
          </table:table-cell>
          <table:table-cell table:style-name="ce133" table:formula="of:=[.Z37]*[.AA37]" office:value-type="float" office:value="6.244">
            <text:p>6,244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37:.AB37])" office:value-type="currency" office:currency="EUR" office:value="6.244">
            <text:p>6,24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3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25]+[.AB34]+[.AB38]" office:value-type="currency" office:currency="EUR" office:value="35.62138">
            <text:p>35,62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9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20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/>
          <table:table-cell table:style-name="ce11"/>
          <table:table-cell table:style-name="ce21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3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7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7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22"/>
          <table:table-cell table:style-name="ce22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9">
          <table:table-cell table:number-columns-repeated="1024"/>
        </table:table-row>
        <table:table-row table:style-name="ro15" table:number-rows-repeated="20">
          <table:table-cell table:number-columns-repeated="1024"/>
        </table:table-row>
        <table:table-row table:style-name="ro14" table:number-rows-repeated="30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78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31">31.01.2021</text:date>, <text:time>09:1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PREL6 BOM (r1B4, 2020-12-02)</text:span></text:p>
        <text:p><text:span text:style-name="MT2">Project source code at https://github.com/eez-open/dib-prel6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1-01-31T09:15:22</dc:date>
    <meta:editing-cycles>2772</meta:editing-cycles>
    <meta:editing-duration>P14DT12H4M42S</meta:editing-duration>
    <meta:generator>OpenOffice/4.1.8$Unix OpenOffice.org_project/418m3$Build-9803</meta:generator>
    <meta:document-statistic meta:table-count="1" meta:cell-count="70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